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style:wrap="none" style:writing-mode="lr-tb" style:horizontal-rel="paragraph" style:vertical-rel="paragraph" style:horizontal-pos="from-left" style:vertical-pos="from-top"/>
    </style:style>
    <style:style style:family="graphic" style:name="a1">
      <style:graphic-properties/>
    </style:style>
  </office:automatic-styles>
  <office:body>
    <office:text text:use-soft-page-breaks="true">
      <text:p text:style-name="P1">APS<text:s/>LAB :1</text:p>
      <text:p text:style-name="P2">TIME COMPLEXITY ANALYSIS OF BUBBLE SORT</text:p>
      <text:p text:style-name="Standard"/>
      <text:p text:style-name="Standard">#include&lt;iostream&gt;</text:p>
      <text:p text:style-name="Standard">#include &lt;algorithm&gt;</text:p>
      <text:p text:style-name="Standard">#include &lt;chrono&gt;</text:p>
      <text:p text:style-name="Standard">#include&lt;stdio.h&gt;</text:p>
      <text:p text:style-name="Standard">#include "prog1.h"</text:p>
      <text:p text:style-name="Standard">using namespace std::chrono;</text:p>
      <text:p text:style-name="Standard">using namespace std;</text:p>
      <text:p text:style-name="Standard">int main(){</text:p>
      <text:p text:style-name="Standard"><text:s text:c="4"/>auto start = high_resolution_clock::now();</text:p>
      <text:p text:style-name="Standard"><text:s text:c="4"/>int n;</text:p>
      <text:p text:style-name="Standard"><text:s text:c="4"/>cin&gt;&gt;n;</text:p>
      <text:p text:style-name="Standard"><text:s text:c="4"/>int *arr=rand_arr(n);</text:p>
      <text:p text:style-name="Standard"/>
      <text:p text:style-name="Standard"><text:s text:c="4"/>for(int i=0;i&lt;n;i++){</text:p>
      <text:p text:style-name="Standard"><text:s text:c="8"/>cout&lt;&lt;arr[i]&lt;&lt;" ";</text:p>
      <text:p text:style-name="Standard"><text:s text:c="4"/>}</text:p>
      <text:p text:style-name="Standard"><text:s text:c="4"/>cout&lt;&lt;endl;</text:p>
      <text:p text:style-name="Standard"/>
      <text:p text:style-name="Standard"><text:s text:c="4"/>//sorting</text:p>
      <text:p text:style-name="Standard"><text:s text:c="4"/>for(int i=0;i&lt;n;i++){</text:p>
      <text:p text:style-name="Standard"><text:s text:c="8"/>int f=0;</text:p>
      <text:p text:style-name="Standard"><text:s text:c="8"/>for(int j=i+1;j&lt;n;j++){</text:p>
      <text:p text:style-name="Standard"><text:s text:c="12"/>if(arr[i]&gt;arr[j]){</text:p>
      <text:p text:style-name="Standard"><text:s text:c="16"/>f=-1;</text:p>
      <text:p text:style-name="Standard"><text:s text:c="16"/>swap(arr[i],arr[j]);</text:p>
      <text:p text:style-name="Standard"><text:s text:c="12"/>}</text:p>
      <text:p text:style-name="Standard"><text:s text:c="8"/>}</text:p>
      <text:p text:style-name="Standard"><text:s text:c="8"/>if(f==0){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/////////</text:p>
      <text:p text:style-name="Standard"/>
      <text:p text:style-name="Standard"><text:s text:c="4"/>for(int i=0;i&lt;n;i++){</text:p>
      <text:p text:style-name="Standard"><text:s text:c="8"/>cout&lt;&lt;arr[i]&lt;&lt;" ";</text:p>
      <text:p text:style-name="Standard"><text:s text:c="4"/>}</text:p>
      <text:p text:style-name="Standard"><text:s text:c="4"/>cout&lt;&lt;endl;</text:p>
      <text:p text:style-name="Standard"><text:s text:c="4"/>auto stop = high_resolution_clock::now();</text:p>
      <text:p text:style-name="Standard"/>
      <text:p text:style-name="Standard"><text:s text:c="4"/>auto duration = duration_cast&lt;microseconds&gt;(stop - start);</text:p>
      <text:p text:style-name="Standard"><text:s text:c="4"/>cout &lt;&lt; "Time taken by function: "&lt;&lt; duration.count() &lt;&lt; " microseconds" &lt;&lt; endl;</text:p>
      <text:p text:style-name="Standard"><text:s text:c="4"/>return 0;</text:p>
      <text:p text:style-name="Standard">}</text:p>
      <text:p text:style-name="P3"/>
      <text:p text:style-name="P4"/>
      <text:p text:style-name="P5"/>
      <text:p text:style-name="P6">OUTPUT:</text:p>
      <text:p text:style-name="Standard"><text:span text:style-name="T7"><draw:frame draw:z-index="251658240" draw:id="id0" draw:style-name="a0" draw:name="Object3" text:anchor-type="paragraph" svg:x="0.36528in" svg:y="0.12917in" svg:width="1.77847in" svg:height="2.49722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draw:frame draw:style-name="a1" draw:name="Chart 1" text:anchor-type="as-char" svg:x="0in" svg:y="0in" svg:width="5in" svg:height="3in" style:rel-width="scale" style:rel-height="scale"><draw:object xlink:href="Object 2/" xlink:type="simple" xlink:show="embed" xlink:actuate="onLoad"/><svg:title/><svg:desc/></draw:frame></text:p>
      <text:p text:style-name="P8"/>
      <text:p text:style-name="Standard"><text:span text:style-name="T9">This graph is similar to standard mathematical function n^2. Hence the time complexity of bubble sort is O(n^2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11B116</dc:creator>
    <meta:creation-date>2023-01-06T10:09:00Z</meta:creation-date>
    <dc:date>2023-01-06T05:25:00Z</dc:date>
    <meta:template xlink:href="Normal.dotm" xlink:type="simple"/>
    <meta:editing-cycles>6</meta:editing-cycles>
    <meta:editing-duration>PT1440S</meta:editing-duration>
    <meta:document-statistic meta:page-count="2" meta:paragraph-count="2" meta:word-count="159" meta:character-count="1066" meta:row-count="7" meta:non-whitespace-character-count="9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<text:span text:style-name="T1">n(t)</text:span>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97">
            <text:p>29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01/06/2023</text:date>, <text:time>10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250871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71110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2229842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3961865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515422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245780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